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3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21:20 9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8686" calcext:value-type="float">
            <text:p>899,98686</text:p>
          </table:table-cell>
          <table:table-cell office:value-type="float" office:value="3278" calcext:value-type="float">
            <text:p>3278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table:formula="of:=AVERAGE([.C2:.C2010])" office:value-type="float" office:value="3264.49087221095" calcext:value-type="float">
            <text:p>3264,490872211</text:p>
          </table:table-cell>
          <table:table-cell table:formula="of:=AVERAGE([.D2:.D2010])" office:value-type="float" office:value="1199.40770791075" calcext:value-type="float">
            <text:p>1199,4077079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1306" calcext:value-type="float">
            <text:p>1000,01306</text:p>
          </table:table-cell>
          <table:table-cell office:value-type="float" office:value="3293" calcext:value-type="float">
            <text:p>3293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table:formula="of:=COM.MICROSOFT.STDEV.P([.C2:.C2010])" office:value-type="float" office:value="23.599653146837" calcext:value-type="float">
            <text:p>23,5996531468</text:p>
          </table:table-cell>
          <table:table-cell table:formula="of:=COM.MICROSOFT.STDEV.P([.D2:.D2010])" office:value-type="float" office:value="15.4685476024377" calcext:value-type="float">
            <text:p>15,4685476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8766" calcext:value-type="float">
            <text:p>1099,98766</text:p>
          </table:table-cell>
          <table:table-cell office:value-type="float" office:value="3302" calcext:value-type="float">
            <text:p>3302</text:p>
          </table:table-cell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0066" calcext:value-type="float">
            <text:p>1200,00066</text:p>
          </table:table-cell>
          <table:table-cell office:value-type="float" office:value="3276" calcext:value-type="float">
            <text:p>3276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9316" calcext:value-type="float">
            <text:p>1299,99316</text:p>
          </table:table-cell>
          <table:table-cell office:value-type="float" office:value="3274" calcext:value-type="float">
            <text:p>3274</text:p>
          </table:table-cell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0118" calcext:value-type="float">
            <text:p>1400,00118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1244" calcext:value-type="float">
            <text:p>1500,01244</text:p>
          </table:table-cell>
          <table:table-cell office:value-type="float" office:value="3284" calcext:value-type="float">
            <text:p>328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8128" calcext:value-type="float">
            <text:p>1599,98128</text:p>
          </table:table-cell>
          <table:table-cell office:value-type="float" office:value="3251" calcext:value-type="float">
            <text:p>3251</text:p>
          </table:table-cell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0372" calcext:value-type="float">
            <text:p>1700,00372</text:p>
          </table:table-cell>
          <table:table-cell office:value-type="float" office:value="3238" calcext:value-type="float">
            <text:p>3238</text:p>
          </table:table-cell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9586" calcext:value-type="float">
            <text:p>1799,99586</text:p>
          </table:table-cell>
          <table:table-cell office:value-type="float" office:value="3299" calcext:value-type="float">
            <text:p>3299</text:p>
          </table:table-cell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05" calcext:value-type="float">
            <text:p>1900,005</text:p>
          </table:table-cell>
          <table:table-cell office:value-type="float" office:value="3275" calcext:value-type="float">
            <text:p>3275</text:p>
          </table:table-cell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8952" calcext:value-type="float">
            <text:p>1999,98952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0318" calcext:value-type="float">
            <text:p>2100,00318</text:p>
          </table:table-cell>
          <table:table-cell office:value-type="float" office:value="3275" calcext:value-type="float">
            <text:p>3275</text:p>
          </table:table-cell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136" calcext:value-type="float">
            <text:p>2200,0136</text:p>
          </table:table-cell>
          <table:table-cell office:value-type="float" office:value="3276" calcext:value-type="float">
            <text:p>327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8514" calcext:value-type="float">
            <text:p>2299,98514</text:p>
          </table:table-cell>
          <table:table-cell office:value-type="float" office:value="3276" calcext:value-type="float">
            <text:p>3276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8664" calcext:value-type="float">
            <text:p>2399,98664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8214" calcext:value-type="float">
            <text:p>2499,98214</text:p>
          </table:table-cell>
          <table:table-cell office:value-type="float" office:value="3276" calcext:value-type="float">
            <text:p>3276</text:p>
          </table:table-cell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11" calcext:value-type="float">
            <text:p>2599,9911</text:p>
          </table:table-cell>
          <table:table-cell office:value-type="float" office:value="3276" calcext:value-type="float">
            <text:p>3276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18" calcext:value-type="float">
            <text:p>2700,018</text:p>
          </table:table-cell>
          <table:table-cell office:value-type="float" office:value="3276" calcext:value-type="float">
            <text:p>3276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8044" calcext:value-type="float">
            <text:p>2799,98044</text:p>
          </table:table-cell>
          <table:table-cell office:value-type="float" office:value="3277" calcext:value-type="float">
            <text:p>3277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1374" calcext:value-type="float">
            <text:p>2900,01374</text:p>
          </table:table-cell>
          <table:table-cell office:value-type="float" office:value="3276" calcext:value-type="float">
            <text:p>3276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8272" calcext:value-type="float">
            <text:p>2999,98272</text:p>
          </table:table-cell>
          <table:table-cell office:value-type="float" office:value="3251" calcext:value-type="float">
            <text:p>3251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8478" calcext:value-type="float">
            <text:p>3099,98478</text:p>
          </table:table-cell>
          <table:table-cell office:value-type="float" office:value="3229" calcext:value-type="float">
            <text:p>3229</text:p>
          </table:table-cell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3178" calcext:value-type="float">
            <text:p>3200,03178</text:p>
          </table:table-cell>
          <table:table-cell office:value-type="float" office:value="3276" calcext:value-type="float">
            <text:p>3276</text:p>
          </table:table-cell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4504" calcext:value-type="float">
            <text:p>3300,04504</text:p>
          </table:table-cell>
          <table:table-cell office:value-type="float" office:value="3269" calcext:value-type="float">
            <text:p>3269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1858" calcext:value-type="float">
            <text:p>3400,01858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9108" calcext:value-type="float">
            <text:p>3499,99108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1122" calcext:value-type="float">
            <text:p>3600,01122</text:p>
          </table:table-cell>
          <table:table-cell office:value-type="float" office:value="3270" calcext:value-type="float">
            <text:p>327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4854" calcext:value-type="float">
            <text:p>3700,04854</text:p>
          </table:table-cell>
          <table:table-cell office:value-type="float" office:value="3276" calcext:value-type="float">
            <text:p>3276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2418" calcext:value-type="float">
            <text:p>3800,02418</text:p>
          </table:table-cell>
          <table:table-cell office:value-type="float" office:value="3283" calcext:value-type="float">
            <text:p>3283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155" calcext:value-type="float">
            <text:p>3900,0155</text:p>
          </table:table-cell>
          <table:table-cell office:value-type="float" office:value="3278" calcext:value-type="float">
            <text:p>3278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9772" calcext:value-type="float">
            <text:p>3999,99772</text:p>
          </table:table-cell>
          <table:table-cell office:value-type="float" office:value="3272" calcext:value-type="float">
            <text:p>3272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908" calcext:value-type="float">
            <text:p>4099,9908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9162" calcext:value-type="float">
            <text:p>4199,99162</text:p>
          </table:table-cell>
          <table:table-cell office:value-type="float" office:value="3283" calcext:value-type="float">
            <text:p>3283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9296" calcext:value-type="float">
            <text:p>4299,99296</text:p>
          </table:table-cell>
          <table:table-cell office:value-type="float" office:value="3259" calcext:value-type="float">
            <text:p>3259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1294" calcext:value-type="float">
            <text:p>4400,01294</text:p>
          </table:table-cell>
          <table:table-cell office:value-type="float" office:value="3280" calcext:value-type="float">
            <text:p>3280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001" calcext:value-type="float">
            <text:p>4500,0001</text:p>
          </table:table-cell>
          <table:table-cell office:value-type="float" office:value="3256" calcext:value-type="float">
            <text:p>3256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1392" calcext:value-type="float">
            <text:p>4600,01392</text:p>
          </table:table-cell>
          <table:table-cell office:value-type="float" office:value="3276" calcext:value-type="float">
            <text:p>3276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8984" calcext:value-type="float">
            <text:p>4699,98984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0482" calcext:value-type="float">
            <text:p>4800,00482</text:p>
          </table:table-cell>
          <table:table-cell office:value-type="float" office:value="3280" calcext:value-type="float">
            <text:p>3280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866" calcext:value-type="float">
            <text:p>4899,9866</text:p>
          </table:table-cell>
          <table:table-cell office:value-type="float" office:value="3302" calcext:value-type="float">
            <text:p>330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8804" calcext:value-type="float">
            <text:p>4999,98804</text:p>
          </table:table-cell>
          <table:table-cell office:value-type="float" office:value="3263" calcext:value-type="float">
            <text:p>3263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183" calcext:value-type="float">
            <text:p>5100,0183</text:p>
          </table:table-cell>
          <table:table-cell office:value-type="float" office:value="3276" calcext:value-type="float">
            <text:p>3276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99.98334" calcext:value-type="float">
            <text:p>5199,98334</text:p>
          </table:table-cell>
          <table:table-cell office:value-type="float" office:value="3278" calcext:value-type="float">
            <text:p>3278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022" calcext:value-type="float">
            <text:p>5300,0022</text:p>
          </table:table-cell>
          <table:table-cell office:value-type="float" office:value="3302" calcext:value-type="float">
            <text:p>330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1105" calcext:value-type="float">
            <text:p>5400,1105</text:p>
          </table:table-cell>
          <table:table-cell office:value-type="float" office:value="3272" calcext:value-type="float">
            <text:p>3272</text:p>
          </table:table-cell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588" calcext:value-type="float">
            <text:p>5500,00588</text:p>
          </table:table-cell>
          <table:table-cell office:value-type="float" office:value="3277" calcext:value-type="float">
            <text:p>327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1022" calcext:value-type="float">
            <text:p>5600,01022</text:p>
          </table:table-cell>
          <table:table-cell office:value-type="float" office:value="3283" calcext:value-type="float">
            <text:p>3283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034" calcext:value-type="float">
            <text:p>5699,99034</text:p>
          </table:table-cell>
          <table:table-cell office:value-type="float" office:value="3263" calcext:value-type="float">
            <text:p>3263</text:p>
          </table:table-cell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9422" calcext:value-type="float">
            <text:p>5799,99422</text:p>
          </table:table-cell>
          <table:table-cell office:value-type="float" office:value="3282" calcext:value-type="float">
            <text:p>3282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8336" calcext:value-type="float">
            <text:p>5899,98336</text:p>
          </table:table-cell>
          <table:table-cell office:value-type="float" office:value="3261" calcext:value-type="float">
            <text:p>326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0436" calcext:value-type="float">
            <text:p>6000,00436</text:p>
          </table:table-cell>
          <table:table-cell office:value-type="float" office:value="3276" calcext:value-type="float">
            <text:p>3276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0024" calcext:value-type="float">
            <text:p>6100,00024</text:p>
          </table:table-cell>
          <table:table-cell office:value-type="float" office:value="3279" calcext:value-type="float">
            <text:p>3279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0426" calcext:value-type="float">
            <text:p>6200,00426</text:p>
          </table:table-cell>
          <table:table-cell office:value-type="float" office:value="3274" calcext:value-type="float">
            <text:p>3274</text:p>
          </table:table-cell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1036" calcext:value-type="float">
            <text:p>6300,01036</text:p>
          </table:table-cell>
          <table:table-cell office:value-type="float" office:value="3276" calcext:value-type="float">
            <text:p>3276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9486" calcext:value-type="float">
            <text:p>6399,99486</text:p>
          </table:table-cell>
          <table:table-cell office:value-type="float" office:value="3276" calcext:value-type="float">
            <text:p>3276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294" calcext:value-type="float">
            <text:p>6499,99294</text:p>
          </table:table-cell>
          <table:table-cell office:value-type="float" office:value="3276" calcext:value-type="float">
            <text:p>3276</text:p>
          </table:table-cell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9092" calcext:value-type="float">
            <text:p>6600,09092</text:p>
          </table:table-cell>
          <table:table-cell office:value-type="float" office:value="3276" calcext:value-type="float">
            <text:p>3276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842" calcext:value-type="float">
            <text:p>6699,9842</text:p>
          </table:table-cell>
          <table:table-cell office:value-type="float" office:value="3283" calcext:value-type="float">
            <text:p>3283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868" calcext:value-type="float">
            <text:p>6800,00868</text:p>
          </table:table-cell>
          <table:table-cell office:value-type="float" office:value="3274" calcext:value-type="float">
            <text:p>3274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828" calcext:value-type="float">
            <text:p>6899,9828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1346" calcext:value-type="float">
            <text:p>7000,01346</text:p>
          </table:table-cell>
          <table:table-cell office:value-type="float" office:value="3301" calcext:value-type="float">
            <text:p>3301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9642" calcext:value-type="float">
            <text:p>7099,99642</text:p>
          </table:table-cell>
          <table:table-cell office:value-type="float" office:value="3248" calcext:value-type="float">
            <text:p>3248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7202" calcext:value-type="float">
            <text:p>7200,07202</text:p>
          </table:table-cell>
          <table:table-cell office:value-type="float" office:value="3233" calcext:value-type="float">
            <text:p>3233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7726" calcext:value-type="float">
            <text:p>7299,97726</text:p>
          </table:table-cell>
          <table:table-cell office:value-type="float" office:value="3251" calcext:value-type="float">
            <text:p>3251</text:p>
          </table:table-cell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903" calcext:value-type="float">
            <text:p>7399,9903</text:p>
          </table:table-cell>
          <table:table-cell office:value-type="float" office:value="3286" calcext:value-type="float">
            <text:p>328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0464" calcext:value-type="float">
            <text:p>7500,00464</text:p>
          </table:table-cell>
          <table:table-cell office:value-type="float" office:value="3278" calcext:value-type="float">
            <text:p>3278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568" calcext:value-type="float">
            <text:p>7599,99568</text:p>
          </table:table-cell>
          <table:table-cell office:value-type="float" office:value="3275" calcext:value-type="float">
            <text:p>3275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8192" calcext:value-type="float">
            <text:p>7699,98192</text:p>
          </table:table-cell>
          <table:table-cell office:value-type="float" office:value="3276" calcext:value-type="float">
            <text:p>3276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9694" calcext:value-type="float">
            <text:p>7799,99694</text:p>
          </table:table-cell>
          <table:table-cell office:value-type="float" office:value="3284" calcext:value-type="float">
            <text:p>3284</text:p>
          </table:table-cell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9384" calcext:value-type="float">
            <text:p>7899,99384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8974" calcext:value-type="float">
            <text:p>7999,98974</text:p>
          </table:table-cell>
          <table:table-cell office:value-type="float" office:value="3276" calcext:value-type="float">
            <text:p>3276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8288" calcext:value-type="float">
            <text:p>8099,98288</text:p>
          </table:table-cell>
          <table:table-cell office:value-type="float" office:value="3273" calcext:value-type="float">
            <text:p>3273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8752" calcext:value-type="float">
            <text:p>8199,98752</text:p>
          </table:table-cell>
          <table:table-cell office:value-type="float" office:value="3275" calcext:value-type="float">
            <text:p>3275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0546" calcext:value-type="float">
            <text:p>8300,00546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9546" calcext:value-type="float">
            <text:p>8399,99546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8934" calcext:value-type="float">
            <text:p>8499,98934</text:p>
          </table:table-cell>
          <table:table-cell office:value-type="float" office:value="3235" calcext:value-type="float">
            <text:p>3235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9122" calcext:value-type="float">
            <text:p>8599,99122</text:p>
          </table:table-cell>
          <table:table-cell office:value-type="float" office:value="3194" calcext:value-type="float">
            <text:p>3194</text:p>
          </table:table-cell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9058" calcext:value-type="float">
            <text:p>8699,99058</text:p>
          </table:table-cell>
          <table:table-cell office:value-type="float" office:value="3257" calcext:value-type="float">
            <text:p>325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7764" calcext:value-type="float">
            <text:p>8799,97764</text:p>
          </table:table-cell>
          <table:table-cell office:value-type="float" office:value="3282" calcext:value-type="float">
            <text:p>328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9692" calcext:value-type="float">
            <text:p>8899,99692</text:p>
          </table:table-cell>
          <table:table-cell office:value-type="float" office:value="3275" calcext:value-type="float">
            <text:p>3275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104" calcext:value-type="float">
            <text:p>9000,00104</text:p>
          </table:table-cell>
          <table:table-cell office:value-type="float" office:value="3274" calcext:value-type="float">
            <text:p>327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9484" calcext:value-type="float">
            <text:p>9099,99484</text:p>
          </table:table-cell>
          <table:table-cell office:value-type="float" office:value="3276" calcext:value-type="float">
            <text:p>3276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2128" calcext:value-type="float">
            <text:p>9200,02128</text:p>
          </table:table-cell>
          <table:table-cell office:value-type="float" office:value="3308" calcext:value-type="float">
            <text:p>3308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8264" calcext:value-type="float">
            <text:p>9299,98264</text:p>
          </table:table-cell>
          <table:table-cell office:value-type="float" office:value="3276" calcext:value-type="float">
            <text:p>3276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845" calcext:value-type="float">
            <text:p>9399,9845</text:p>
          </table:table-cell>
          <table:table-cell office:value-type="float" office:value="3251" calcext:value-type="float">
            <text:p>325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8418" calcext:value-type="float">
            <text:p>9499,98418</text:p>
          </table:table-cell>
          <table:table-cell office:value-type="float" office:value="3276" calcext:value-type="float">
            <text:p>3276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2564" calcext:value-type="float">
            <text:p>9600,02564</text:p>
          </table:table-cell>
          <table:table-cell office:value-type="float" office:value="3276" calcext:value-type="float">
            <text:p>3276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9542" calcext:value-type="float">
            <text:p>9699,99542</text:p>
          </table:table-cell>
          <table:table-cell office:value-type="float" office:value="3275" calcext:value-type="float">
            <text:p>3275</text:p>
          </table:table-cell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8428" calcext:value-type="float">
            <text:p>9799,98428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9642" calcext:value-type="float">
            <text:p>9899,99642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843" calcext:value-type="float">
            <text:p>9999,9843</text:p>
          </table:table-cell>
          <table:table-cell office:value-type="float" office:value="3182" calcext:value-type="float">
            <text:p>318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9028" calcext:value-type="float">
            <text:p>10099,99028</text:p>
          </table:table-cell>
          <table:table-cell office:value-type="float" office:value="3270" calcext:value-type="float">
            <text:p>327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2694" calcext:value-type="float">
            <text:p>10200,02694</text:p>
          </table:table-cell>
          <table:table-cell office:value-type="float" office:value="3275" calcext:value-type="float">
            <text:p>3275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0124" calcext:value-type="float">
            <text:p>10300,00124</text:p>
          </table:table-cell>
          <table:table-cell office:value-type="float" office:value="3306" calcext:value-type="float">
            <text:p>3306</text:p>
          </table:table-cell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1004" calcext:value-type="float">
            <text:p>10400,01004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8534" calcext:value-type="float">
            <text:p>10499,98534</text:p>
          </table:table-cell>
          <table:table-cell office:value-type="float" office:value="3260" calcext:value-type="float">
            <text:p>3260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8148" calcext:value-type="float">
            <text:p>10599,98148</text:p>
          </table:table-cell>
          <table:table-cell office:value-type="float" office:value="3301" calcext:value-type="float">
            <text:p>3301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8814" calcext:value-type="float">
            <text:p>10699,98814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9012" calcext:value-type="float">
            <text:p>10799,99012</text:p>
          </table:table-cell>
          <table:table-cell office:value-type="float" office:value="3278" calcext:value-type="float">
            <text:p>3278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8352" calcext:value-type="float">
            <text:p>10899,98352</text:p>
          </table:table-cell>
          <table:table-cell office:value-type="float" office:value="3276" calcext:value-type="float">
            <text:p>3276</text:p>
          </table:table-cell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92" calcext:value-type="float">
            <text:p>10999,992</text:p>
          </table:table-cell>
          <table:table-cell office:value-type="float" office:value="3276" calcext:value-type="float">
            <text:p>3276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5118" calcext:value-type="float">
            <text:p>11100,05118</text:p>
          </table:table-cell>
          <table:table-cell office:value-type="float" office:value="3275" calcext:value-type="float">
            <text:p>3275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568" calcext:value-type="float">
            <text:p>11200,00568</text:p>
          </table:table-cell>
          <table:table-cell office:value-type="float" office:value="3270" calcext:value-type="float">
            <text:p>3270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0724" calcext:value-type="float">
            <text:p>11300,00724</text:p>
          </table:table-cell>
          <table:table-cell office:value-type="float" office:value="3277" calcext:value-type="float">
            <text:p>3277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8004" calcext:value-type="float">
            <text:p>11399,98004</text:p>
          </table:table-cell>
          <table:table-cell office:value-type="float" office:value="3210" calcext:value-type="float">
            <text:p>3210</text:p>
          </table:table-cell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1" calcext:value-type="float">
            <text:p>11500,01</text:p>
          </table:table-cell>
          <table:table-cell office:value-type="float" office:value="3254" calcext:value-type="float">
            <text:p>3254</text:p>
          </table:table-cell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7664" calcext:value-type="float">
            <text:p>11599,97664</text:p>
          </table:table-cell>
          <table:table-cell office:value-type="float" office:value="3260" calcext:value-type="float">
            <text:p>3260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2674" calcext:value-type="float">
            <text:p>11700,02674</text:p>
          </table:table-cell>
          <table:table-cell office:value-type="float" office:value="3274" calcext:value-type="float">
            <text:p>3274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088" calcext:value-type="float">
            <text:p>11800,0088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8728" calcext:value-type="float">
            <text:p>11899,98728</text:p>
          </table:table-cell>
          <table:table-cell office:value-type="float" office:value="3288" calcext:value-type="float">
            <text:p>328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8264" calcext:value-type="float">
            <text:p>11999,98264</text:p>
          </table:table-cell>
          <table:table-cell office:value-type="float" office:value="3282" calcext:value-type="float">
            <text:p>3282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8888" calcext:value-type="float">
            <text:p>12099,98888</text:p>
          </table:table-cell>
          <table:table-cell office:value-type="float" office:value="3278" calcext:value-type="float">
            <text:p>3278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1936" calcext:value-type="float">
            <text:p>12200,01936</text:p>
          </table:table-cell>
          <table:table-cell office:value-type="float" office:value="3280" calcext:value-type="float">
            <text:p>328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814" calcext:value-type="float">
            <text:p>12299,9814</text:p>
          </table:table-cell>
          <table:table-cell office:value-type="float" office:value="3280" calcext:value-type="float">
            <text:p>3280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9282" calcext:value-type="float">
            <text:p>12399,99282</text:p>
          </table:table-cell>
          <table:table-cell office:value-type="float" office:value="3250" calcext:value-type="float">
            <text:p>3250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1378" calcext:value-type="float">
            <text:p>12500,01378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8256" calcext:value-type="float">
            <text:p>12599,98256</text:p>
          </table:table-cell>
          <table:table-cell office:value-type="float" office:value="3246" calcext:value-type="float">
            <text:p>3246</text:p>
          </table:table-cell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8816" calcext:value-type="float">
            <text:p>12699,98816</text:p>
          </table:table-cell>
          <table:table-cell office:value-type="float" office:value="3269" calcext:value-type="float">
            <text:p>3269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2722" calcext:value-type="float">
            <text:p>12800,02722</text:p>
          </table:table-cell>
          <table:table-cell office:value-type="float" office:value="3231" calcext:value-type="float">
            <text:p>3231</text:p>
          </table:table-cell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87" calcext:value-type="float">
            <text:p>12899,987</text:p>
          </table:table-cell>
          <table:table-cell office:value-type="float" office:value="3257" calcext:value-type="float">
            <text:p>3257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1214" calcext:value-type="float">
            <text:p>13000,01214</text:p>
          </table:table-cell>
          <table:table-cell office:value-type="float" office:value="3266" calcext:value-type="float">
            <text:p>3266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9142" calcext:value-type="float">
            <text:p>13099,99142</text:p>
          </table:table-cell>
          <table:table-cell office:value-type="float" office:value="3288" calcext:value-type="float">
            <text:p>328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154" calcext:value-type="float">
            <text:p>13200,0154</text:p>
          </table:table-cell>
          <table:table-cell office:value-type="float" office:value="3275" calcext:value-type="float">
            <text:p>3275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869" calcext:value-type="float">
            <text:p>13299,9869</text:p>
          </table:table-cell>
          <table:table-cell office:value-type="float" office:value="3233" calcext:value-type="float">
            <text:p>3233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684" calcext:value-type="float">
            <text:p>13399,99684</text:p>
          </table:table-cell>
          <table:table-cell office:value-type="float" office:value="3259" calcext:value-type="float">
            <text:p>3259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8724" calcext:value-type="float">
            <text:p>13499,98724</text:p>
          </table:table-cell>
          <table:table-cell office:value-type="float" office:value="3270" calcext:value-type="float">
            <text:p>3270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9384" calcext:value-type="float">
            <text:p>13599,99384</text:p>
          </table:table-cell>
          <table:table-cell office:value-type="float" office:value="3250" calcext:value-type="float">
            <text:p>3250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4132" calcext:value-type="float">
            <text:p>13700,04132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9064" calcext:value-type="float">
            <text:p>13799,99064</text:p>
          </table:table-cell>
          <table:table-cell office:value-type="float" office:value="3278" calcext:value-type="float">
            <text:p>3278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9154" calcext:value-type="float">
            <text:p>13899,99154</text:p>
          </table:table-cell>
          <table:table-cell office:value-type="float" office:value="3275" calcext:value-type="float">
            <text:p>3275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8932" calcext:value-type="float">
            <text:p>13999,98932</text:p>
          </table:table-cell>
          <table:table-cell office:value-type="float" office:value="3216" calcext:value-type="float">
            <text:p>3216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916" calcext:value-type="float">
            <text:p>14099,9916</text:p>
          </table:table-cell>
          <table:table-cell office:value-type="float" office:value="3244" calcext:value-type="float">
            <text:p>3244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1532" calcext:value-type="float">
            <text:p>14200,01532</text:p>
          </table:table-cell>
          <table:table-cell office:value-type="float" office:value="3221" calcext:value-type="float">
            <text:p>3221</text:p>
          </table:table-cell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9374" calcext:value-type="float">
            <text:p>14299,99374</text:p>
          </table:table-cell>
          <table:table-cell office:value-type="float" office:value="3287" calcext:value-type="float">
            <text:p>3287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8284" calcext:value-type="float">
            <text:p>14399,98284</text:p>
          </table:table-cell>
          <table:table-cell office:value-type="float" office:value="3268" calcext:value-type="float">
            <text:p>3268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3356" calcext:value-type="float">
            <text:p>14500,03356</text:p>
          </table:table-cell>
          <table:table-cell office:value-type="float" office:value="3275" calcext:value-type="float">
            <text:p>3275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55" calcext:value-type="float">
            <text:p>14599,9955</text:p>
          </table:table-cell>
          <table:table-cell office:value-type="float" office:value="3282" calcext:value-type="float">
            <text:p>3282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584" calcext:value-type="float">
            <text:p>14700,0584</text:p>
          </table:table-cell>
          <table:table-cell office:value-type="float" office:value="3233" calcext:value-type="float">
            <text:p>3233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2548" calcext:value-type="float">
            <text:p>14800,02548</text:p>
          </table:table-cell>
          <table:table-cell office:value-type="float" office:value="3242" calcext:value-type="float">
            <text:p>3242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8776" calcext:value-type="float">
            <text:p>14899,98776</text:p>
          </table:table-cell>
          <table:table-cell office:value-type="float" office:value="3274" calcext:value-type="float">
            <text:p>327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8854" calcext:value-type="float">
            <text:p>14999,98854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8766" calcext:value-type="float">
            <text:p>15099,98766</text:p>
          </table:table-cell>
          <table:table-cell office:value-type="float" office:value="3248" calcext:value-type="float">
            <text:p>3248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8694" calcext:value-type="float">
            <text:p>15199,98694</text:p>
          </table:table-cell>
          <table:table-cell office:value-type="float" office:value="3301" calcext:value-type="float">
            <text:p>330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8996" calcext:value-type="float">
            <text:p>15299,98996</text:p>
          </table:table-cell>
          <table:table-cell office:value-type="float" office:value="3276" calcext:value-type="float">
            <text:p>3276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8066" calcext:value-type="float">
            <text:p>15400,08066</text:p>
          </table:table-cell>
          <table:table-cell office:value-type="float" office:value="3216" calcext:value-type="float">
            <text:p>3216</text:p>
          </table:table-cell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9362" calcext:value-type="float">
            <text:p>15499,99362</text:p>
          </table:table-cell>
          <table:table-cell office:value-type="float" office:value="3225" calcext:value-type="float">
            <text:p>3225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0296" calcext:value-type="float">
            <text:p>15600,00296</text:p>
          </table:table-cell>
          <table:table-cell office:value-type="float" office:value="3247" calcext:value-type="float">
            <text:p>3247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7622" calcext:value-type="float">
            <text:p>15699,97622</text:p>
          </table:table-cell>
          <table:table-cell office:value-type="float" office:value="3286" calcext:value-type="float">
            <text:p>328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1208" calcext:value-type="float">
            <text:p>15800,01208</text:p>
          </table:table-cell>
          <table:table-cell office:value-type="float" office:value="3271" calcext:value-type="float">
            <text:p>3271</text:p>
          </table:table-cell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1672" calcext:value-type="float">
            <text:p>15900,01672</text:p>
          </table:table-cell>
          <table:table-cell office:value-type="float" office:value="3272" calcext:value-type="float">
            <text:p>3272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326" calcext:value-type="float">
            <text:p>16000,0326</text:p>
          </table:table-cell>
          <table:table-cell office:value-type="float" office:value="3269" calcext:value-type="float">
            <text:p>3269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0824" calcext:value-type="float">
            <text:p>16100,00824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9578" calcext:value-type="float">
            <text:p>16199,99578</text:p>
          </table:table-cell>
          <table:table-cell office:value-type="float" office:value="3250" calcext:value-type="float">
            <text:p>3250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224" calcext:value-type="float">
            <text:p>16299,99224</text:p>
          </table:table-cell>
          <table:table-cell office:value-type="float" office:value="3270" calcext:value-type="float">
            <text:p>327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8608" calcext:value-type="float">
            <text:p>16399,98608</text:p>
          </table:table-cell>
          <table:table-cell office:value-type="float" office:value="3276" calcext:value-type="float">
            <text:p>3276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934" calcext:value-type="float">
            <text:p>16499,9934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859" calcext:value-type="float">
            <text:p>16599,9859</text:p>
          </table:table-cell>
          <table:table-cell office:value-type="float" office:value="3276" calcext:value-type="float">
            <text:p>3276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9128" calcext:value-type="float">
            <text:p>16699,99128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146" calcext:value-type="float">
            <text:p>16800,0146</text:p>
          </table:table-cell>
          <table:table-cell office:value-type="float" office:value="3225" calcext:value-type="float">
            <text:p>322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38" calcext:value-type="float">
            <text:p>16899,9938</text:p>
          </table:table-cell>
          <table:table-cell office:value-type="float" office:value="3184" calcext:value-type="float">
            <text:p>318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8842" calcext:value-type="float">
            <text:p>16999,98842</text:p>
          </table:table-cell>
          <table:table-cell office:value-type="float" office:value="3260" calcext:value-type="float">
            <text:p>3260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6292" calcext:value-type="float">
            <text:p>17100,06292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9486" calcext:value-type="float">
            <text:p>17199,99486</text:p>
          </table:table-cell>
          <table:table-cell office:value-type="float" office:value="3274" calcext:value-type="float">
            <text:p>3274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1598" calcext:value-type="float">
            <text:p>17300,01598</text:p>
          </table:table-cell>
          <table:table-cell office:value-type="float" office:value="3272" calcext:value-type="float">
            <text:p>3272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094" calcext:value-type="float">
            <text:p>17399,99094</text:p>
          </table:table-cell>
          <table:table-cell office:value-type="float" office:value="3259" calcext:value-type="float">
            <text:p>3259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8934" calcext:value-type="float">
            <text:p>17499,98934</text:p>
          </table:table-cell>
          <table:table-cell office:value-type="float" office:value="3276" calcext:value-type="float">
            <text:p>3276</text:p>
          </table:table-cell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1524" calcext:value-type="float">
            <text:p>17600,01524</text:p>
          </table:table-cell>
          <table:table-cell office:value-type="float" office:value="3263" calcext:value-type="float">
            <text:p>3263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0128" calcext:value-type="float">
            <text:p>17700,00128</text:p>
          </table:table-cell>
          <table:table-cell office:value-type="float" office:value="3277" calcext:value-type="float">
            <text:p>327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8766" calcext:value-type="float">
            <text:p>17799,98766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.02478" calcext:value-type="float">
            <text:p>17900,02478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1484" calcext:value-type="float">
            <text:p>18000,01484</text:p>
          </table:table-cell>
          <table:table-cell office:value-type="float" office:value="3282" calcext:value-type="float">
            <text:p>328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9082" calcext:value-type="float">
            <text:p>18099,99082</text:p>
          </table:table-cell>
          <table:table-cell office:value-type="float" office:value="3259" calcext:value-type="float">
            <text:p>3259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9188" calcext:value-type="float">
            <text:p>18199,99188</text:p>
          </table:table-cell>
          <table:table-cell office:value-type="float" office:value="3221" calcext:value-type="float">
            <text:p>3221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971" calcext:value-type="float">
            <text:p>18299,9971</text:p>
          </table:table-cell>
          <table:table-cell office:value-type="float" office:value="3207" calcext:value-type="float">
            <text:p>3207</text:p>
          </table:table-cell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3196" calcext:value-type="float">
            <text:p>18400,03196</text:p>
          </table:table-cell>
          <table:table-cell office:value-type="float" office:value="3264" calcext:value-type="float">
            <text:p>326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1288" calcext:value-type="float">
            <text:p>18500,01288</text:p>
          </table:table-cell>
          <table:table-cell office:value-type="float" office:value="3261" calcext:value-type="float">
            <text:p>326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9124" calcext:value-type="float">
            <text:p>18599,99124</text:p>
          </table:table-cell>
          <table:table-cell office:value-type="float" office:value="3289" calcext:value-type="float">
            <text:p>3289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9046" calcext:value-type="float">
            <text:p>18699,99046</text:p>
          </table:table-cell>
          <table:table-cell office:value-type="float" office:value="3242" calcext:value-type="float">
            <text:p>324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8496" calcext:value-type="float">
            <text:p>18799,98496</text:p>
          </table:table-cell>
          <table:table-cell office:value-type="float" office:value="3266" calcext:value-type="float">
            <text:p>326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912" calcext:value-type="float">
            <text:p>18899,9912</text:p>
          </table:table-cell>
          <table:table-cell office:value-type="float" office:value="3269" calcext:value-type="float">
            <text:p>3269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8558" calcext:value-type="float">
            <text:p>18999,98558</text:p>
          </table:table-cell>
          <table:table-cell office:value-type="float" office:value="3250" calcext:value-type="float">
            <text:p>3250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8646" calcext:value-type="float">
            <text:p>19099,98646</text:p>
          </table:table-cell>
          <table:table-cell office:value-type="float" office:value="3276" calcext:value-type="float">
            <text:p>3276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8556" calcext:value-type="float">
            <text:p>19199,98556</text:p>
          </table:table-cell>
          <table:table-cell office:value-type="float" office:value="3300" calcext:value-type="float">
            <text:p>3300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9368" calcext:value-type="float">
            <text:p>19299,99368</text:p>
          </table:table-cell>
          <table:table-cell office:value-type="float" office:value="3251" calcext:value-type="float">
            <text:p>3251</text:p>
          </table:table-cell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3028" calcext:value-type="float">
            <text:p>19400,03028</text:p>
          </table:table-cell>
          <table:table-cell office:value-type="float" office:value="3276" calcext:value-type="float">
            <text:p>3276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8932" calcext:value-type="float">
            <text:p>19499,98932</text:p>
          </table:table-cell>
          <table:table-cell office:value-type="float" office:value="3253" calcext:value-type="float">
            <text:p>3253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9374" calcext:value-type="float">
            <text:p>19599,99374</text:p>
          </table:table-cell>
          <table:table-cell office:value-type="float" office:value="3238" calcext:value-type="float">
            <text:p>3238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1928" calcext:value-type="float">
            <text:p>19700,01928</text:p>
          </table:table-cell>
          <table:table-cell office:value-type="float" office:value="3202" calcext:value-type="float">
            <text:p>320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8542" calcext:value-type="float">
            <text:p>19799,98542</text:p>
          </table:table-cell>
          <table:table-cell office:value-type="float" office:value="3295" calcext:value-type="float">
            <text:p>3295</text:p>
          </table:table-cell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0838" calcext:value-type="float">
            <text:p>19900,00838</text:p>
          </table:table-cell>
          <table:table-cell office:value-type="float" office:value="3265" calcext:value-type="float">
            <text:p>326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9204" calcext:value-type="float">
            <text:p>19999,99204</text:p>
          </table:table-cell>
          <table:table-cell office:value-type="float" office:value="3275" calcext:value-type="float">
            <text:p>3275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3848" calcext:value-type="float">
            <text:p>20100,03848</text:p>
          </table:table-cell>
          <table:table-cell office:value-type="float" office:value="3291" calcext:value-type="float">
            <text:p>3291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8918" calcext:value-type="float">
            <text:p>20199,98918</text:p>
          </table:table-cell>
          <table:table-cell office:value-type="float" office:value="3259" calcext:value-type="float">
            <text:p>3259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8884" calcext:value-type="float">
            <text:p>20299,98884</text:p>
          </table:table-cell>
          <table:table-cell office:value-type="float" office:value="3277" calcext:value-type="float">
            <text:p>327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1822" calcext:value-type="float">
            <text:p>20400,01822</text:p>
          </table:table-cell>
          <table:table-cell office:value-type="float" office:value="3257" calcext:value-type="float">
            <text:p>325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9652" calcext:value-type="float">
            <text:p>20499,99652</text:p>
          </table:table-cell>
          <table:table-cell office:value-type="float" office:value="3293" calcext:value-type="float">
            <text:p>3293</text:p>
          </table:table-cell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0764" calcext:value-type="float">
            <text:p>20600,00764</text:p>
          </table:table-cell>
          <table:table-cell office:value-type="float" office:value="3276" calcext:value-type="float">
            <text:p>3276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9852" calcext:value-type="float">
            <text:p>20699,99852</text:p>
          </table:table-cell>
          <table:table-cell office:value-type="float" office:value="3278" calcext:value-type="float">
            <text:p>327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2" calcext:value-type="float">
            <text:p>20800,002</text:p>
          </table:table-cell>
          <table:table-cell office:value-type="float" office:value="3259" calcext:value-type="float">
            <text:p>3259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8564" calcext:value-type="float">
            <text:p>20899,98564</text:p>
          </table:table-cell>
          <table:table-cell office:value-type="float" office:value="3227" calcext:value-type="float">
            <text:p>3227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12" calcext:value-type="float">
            <text:p>20999,9912</text:p>
          </table:table-cell>
          <table:table-cell office:value-type="float" office:value="3265" calcext:value-type="float">
            <text:p>326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0404" calcext:value-type="float">
            <text:p>21100,00404</text:p>
          </table:table-cell>
          <table:table-cell office:value-type="float" office:value="3214" calcext:value-type="float">
            <text:p>3214</text:p>
          </table:table-cell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879" calcext:value-type="float">
            <text:p>21199,9879</text:p>
          </table:table-cell>
          <table:table-cell office:value-type="float" office:value="3296" calcext:value-type="float">
            <text:p>3296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0076" calcext:value-type="float">
            <text:p>21300,00076</text:p>
          </table:table-cell>
          <table:table-cell office:value-type="float" office:value="3266" calcext:value-type="float">
            <text:p>3266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8244" calcext:value-type="float">
            <text:p>21399,98244</text:p>
          </table:table-cell>
          <table:table-cell office:value-type="float" office:value="3307" calcext:value-type="float">
            <text:p>3307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8738" calcext:value-type="float">
            <text:p>21499,98738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0226" calcext:value-type="float">
            <text:p>21600,00226</text:p>
          </table:table-cell>
          <table:table-cell office:value-type="float" office:value="3216" calcext:value-type="float">
            <text:p>3216</text:p>
          </table:table-cell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9206" calcext:value-type="float">
            <text:p>21699,99206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8998" calcext:value-type="float">
            <text:p>21799,98998</text:p>
          </table:table-cell>
          <table:table-cell office:value-type="float" office:value="3257" calcext:value-type="float">
            <text:p>3257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556" calcext:value-type="float">
            <text:p>21899,99556</text:p>
          </table:table-cell>
          <table:table-cell office:value-type="float" office:value="3272" calcext:value-type="float">
            <text:p>3272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932" calcext:value-type="float">
            <text:p>21999,9932</text:p>
          </table:table-cell>
          <table:table-cell office:value-type="float" office:value="3276" calcext:value-type="float">
            <text:p>3276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122" calcext:value-type="float">
            <text:p>22100,0122</text:p>
          </table:table-cell>
          <table:table-cell office:value-type="float" office:value="3276" calcext:value-type="float">
            <text:p>3276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200.02768" calcext:value-type="float">
            <text:p>22200,02768</text:p>
          </table:table-cell>
          <table:table-cell office:value-type="float" office:value="3250" calcext:value-type="float">
            <text:p>3250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914" calcext:value-type="float">
            <text:p>22299,9914</text:p>
          </table:table-cell>
          <table:table-cell office:value-type="float" office:value="3184" calcext:value-type="float">
            <text:p>3184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8438" calcext:value-type="float">
            <text:p>22399,98438</text:p>
          </table:table-cell>
          <table:table-cell office:value-type="float" office:value="3258" calcext:value-type="float">
            <text:p>3258</text:p>
          </table:table-cell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0072" calcext:value-type="float">
            <text:p>22500,00072</text:p>
          </table:table-cell>
          <table:table-cell office:value-type="float" office:value="3244" calcext:value-type="float">
            <text:p>3244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386" calcext:value-type="float">
            <text:p>22599,99386</text:p>
          </table:table-cell>
          <table:table-cell office:value-type="float" office:value="3298" calcext:value-type="float">
            <text:p>329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9076" calcext:value-type="float">
            <text:p>22699,99076</text:p>
          </table:table-cell>
          <table:table-cell office:value-type="float" office:value="3269" calcext:value-type="float">
            <text:p>3269</text:p>
          </table:table-cell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0602" calcext:value-type="float">
            <text:p>22800,00602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104" calcext:value-type="float">
            <text:p>22899,99104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35" calcext:value-type="float">
            <text:p>23000,035</text:p>
          </table:table-cell>
          <table:table-cell office:value-type="float" office:value="3235" calcext:value-type="float">
            <text:p>3235</text:p>
          </table:table-cell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1112" calcext:value-type="float">
            <text:p>23100,01112</text:p>
          </table:table-cell>
          <table:table-cell office:value-type="float" office:value="3272" calcext:value-type="float">
            <text:p>3272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0346" calcext:value-type="float">
            <text:p>23200,00346</text:p>
          </table:table-cell>
          <table:table-cell office:value-type="float" office:value="3270" calcext:value-type="float">
            <text:p>3270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9198" calcext:value-type="float">
            <text:p>23299,99198</text:p>
          </table:table-cell>
          <table:table-cell office:value-type="float" office:value="3278" calcext:value-type="float">
            <text:p>327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0416" calcext:value-type="float">
            <text:p>23400,00416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9398" calcext:value-type="float">
            <text:p>23499,99398</text:p>
          </table:table-cell>
          <table:table-cell office:value-type="float" office:value="3276" calcext:value-type="float">
            <text:p>3276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8364" calcext:value-type="float">
            <text:p>23599,98364</text:p>
          </table:table-cell>
          <table:table-cell office:value-type="float" office:value="3250" calcext:value-type="float">
            <text:p>3250</text:p>
          </table:table-cell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1588" calcext:value-type="float">
            <text:p>23700,01588</text:p>
          </table:table-cell>
          <table:table-cell office:value-type="float" office:value="3215" calcext:value-type="float">
            <text:p>3215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8816" calcext:value-type="float">
            <text:p>23799,98816</text:p>
          </table:table-cell>
          <table:table-cell office:value-type="float" office:value="3270" calcext:value-type="float">
            <text:p>327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8864" calcext:value-type="float">
            <text:p>23899,98864</text:p>
          </table:table-cell>
          <table:table-cell office:value-type="float" office:value="3238" calcext:value-type="float">
            <text:p>3238</text:p>
          </table:table-cell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76" calcext:value-type="float">
            <text:p>24000,076</text:p>
          </table:table-cell>
          <table:table-cell office:value-type="float" office:value="3274" calcext:value-type="float">
            <text:p>3274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9046" calcext:value-type="float">
            <text:p>24099,99046</text:p>
          </table:table-cell>
          <table:table-cell office:value-type="float" office:value="3270" calcext:value-type="float">
            <text:p>3270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1328" calcext:value-type="float">
            <text:p>24200,01328</text:p>
          </table:table-cell>
          <table:table-cell office:value-type="float" office:value="3250" calcext:value-type="float">
            <text:p>3250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931" calcext:value-type="float">
            <text:p>24299,9931</text:p>
          </table:table-cell>
          <table:table-cell office:value-type="float" office:value="3243" calcext:value-type="float">
            <text:p>3243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4412" calcext:value-type="float">
            <text:p>24400,04412</text:p>
          </table:table-cell>
          <table:table-cell office:value-type="float" office:value="3221" calcext:value-type="float">
            <text:p>3221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8924" calcext:value-type="float">
            <text:p>24499,98924</text:p>
          </table:table-cell>
          <table:table-cell office:value-type="float" office:value="3267" calcext:value-type="float">
            <text:p>3267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9374" calcext:value-type="float">
            <text:p>24599,99374</text:p>
          </table:table-cell>
          <table:table-cell office:value-type="float" office:value="3273" calcext:value-type="float">
            <text:p>3273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544" calcext:value-type="float">
            <text:p>24699,99544</text:p>
          </table:table-cell>
          <table:table-cell office:value-type="float" office:value="3300" calcext:value-type="float">
            <text:p>330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0324" calcext:value-type="float">
            <text:p>24800,00324</text:p>
          </table:table-cell>
          <table:table-cell office:value-type="float" office:value="3276" calcext:value-type="float">
            <text:p>3276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188" calcext:value-type="float">
            <text:p>24900,0188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9298" calcext:value-type="float">
            <text:p>24999,99298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8144" calcext:value-type="float">
            <text:p>25099,98144</text:p>
          </table:table-cell>
          <table:table-cell office:value-type="float" office:value="3211" calcext:value-type="float">
            <text:p>3211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0802" calcext:value-type="float">
            <text:p>25200,00802</text:p>
          </table:table-cell>
          <table:table-cell office:value-type="float" office:value="3270" calcext:value-type="float">
            <text:p>3270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0416" calcext:value-type="float">
            <text:p>25300,00416</text:p>
          </table:table-cell>
          <table:table-cell office:value-type="float" office:value="3231" calcext:value-type="float">
            <text:p>323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8742" calcext:value-type="float">
            <text:p>25399,98742</text:p>
          </table:table-cell>
          <table:table-cell office:value-type="float" office:value="3300" calcext:value-type="float">
            <text:p>3300</text:p>
          </table:table-cell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8092" calcext:value-type="float">
            <text:p>25499,98092</text:p>
          </table:table-cell>
          <table:table-cell office:value-type="float" office:value="3296" calcext:value-type="float">
            <text:p>3296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8456" calcext:value-type="float">
            <text:p>25599,98456</text:p>
          </table:table-cell>
          <table:table-cell office:value-type="float" office:value="3258" calcext:value-type="float">
            <text:p>3258</text:p>
          </table:table-cell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1392" calcext:value-type="float">
            <text:p>25700,01392</text:p>
          </table:table-cell>
          <table:table-cell office:value-type="float" office:value="3269" calcext:value-type="float">
            <text:p>3269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7838" calcext:value-type="float">
            <text:p>25799,97838</text:p>
          </table:table-cell>
          <table:table-cell office:value-type="float" office:value="3229" calcext:value-type="float">
            <text:p>3229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9756" calcext:value-type="float">
            <text:p>25899,99756</text:p>
          </table:table-cell>
          <table:table-cell office:value-type="float" office:value="3261" calcext:value-type="float">
            <text:p>3261</text:p>
          </table:table-cell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9808" calcext:value-type="float">
            <text:p>25999,99808</text:p>
          </table:table-cell>
          <table:table-cell office:value-type="float" office:value="3269" calcext:value-type="float">
            <text:p>3269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92" calcext:value-type="float">
            <text:p>26099,992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877" calcext:value-type="float">
            <text:p>26199,9877</text:p>
          </table:table-cell>
          <table:table-cell office:value-type="float" office:value="3274" calcext:value-type="float">
            <text:p>327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9418" calcext:value-type="float">
            <text:p>26299,99418</text:p>
          </table:table-cell>
          <table:table-cell office:value-type="float" office:value="3251" calcext:value-type="float">
            <text:p>325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2296" calcext:value-type="float">
            <text:p>26400,02296</text:p>
          </table:table-cell>
          <table:table-cell office:value-type="float" office:value="3274" calcext:value-type="float">
            <text:p>3274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8518" calcext:value-type="float">
            <text:p>26499,98518</text:p>
          </table:table-cell>
          <table:table-cell office:value-type="float" office:value="3210" calcext:value-type="float">
            <text:p>3210</text:p>
          </table:table-cell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618" calcext:value-type="float">
            <text:p>26599,99618</text:p>
          </table:table-cell>
          <table:table-cell office:value-type="float" office:value="3278" calcext:value-type="float">
            <text:p>327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9484" calcext:value-type="float">
            <text:p>26699,99484</text:p>
          </table:table-cell>
          <table:table-cell office:value-type="float" office:value="3262" calcext:value-type="float">
            <text:p>3262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8478" calcext:value-type="float">
            <text:p>26799,98478</text:p>
          </table:table-cell>
          <table:table-cell office:value-type="float" office:value="3304" calcext:value-type="float">
            <text:p>3304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912" calcext:value-type="float">
            <text:p>26899,9912</text:p>
          </table:table-cell>
          <table:table-cell office:value-type="float" office:value="3240" calcext:value-type="float">
            <text:p>3240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098" calcext:value-type="float">
            <text:p>26999,99098</text:p>
          </table:table-cell>
          <table:table-cell office:value-type="float" office:value="3242" calcext:value-type="float">
            <text:p>3242</text:p>
          </table:table-cell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0504" calcext:value-type="float">
            <text:p>27100,00504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9794" calcext:value-type="float">
            <text:p>27199,99794</text:p>
          </table:table-cell>
          <table:table-cell office:value-type="float" office:value="3232" calcext:value-type="float">
            <text:p>323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8296" calcext:value-type="float">
            <text:p>27299,98296</text:p>
          </table:table-cell>
          <table:table-cell office:value-type="float" office:value="3230" calcext:value-type="float">
            <text:p>3230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8432" calcext:value-type="float">
            <text:p>27399,98432</text:p>
          </table:table-cell>
          <table:table-cell office:value-type="float" office:value="3272" calcext:value-type="float">
            <text:p>3272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378" calcext:value-type="float">
            <text:p>27500,0378</text:p>
          </table:table-cell>
          <table:table-cell office:value-type="float" office:value="3282" calcext:value-type="float">
            <text:p>3282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9424" calcext:value-type="float">
            <text:p>27599,99424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9654" calcext:value-type="float">
            <text:p>27699,99654</text:p>
          </table:table-cell>
          <table:table-cell office:value-type="float" office:value="3259" calcext:value-type="float">
            <text:p>3259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8692" calcext:value-type="float">
            <text:p>27799,98692</text:p>
          </table:table-cell>
          <table:table-cell office:value-type="float" office:value="3276" calcext:value-type="float">
            <text:p>3276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511" calcext:value-type="float">
            <text:p>27900,0511</text:p>
          </table:table-cell>
          <table:table-cell office:value-type="float" office:value="3227" calcext:value-type="float">
            <text:p>3227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9326" calcext:value-type="float">
            <text:p>27999,99326</text:p>
          </table:table-cell>
          <table:table-cell office:value-type="float" office:value="3287" calcext:value-type="float">
            <text:p>3287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84" calcext:value-type="float">
            <text:p>28099,9984</text:p>
          </table:table-cell>
          <table:table-cell office:value-type="float" office:value="3260" calcext:value-type="float">
            <text:p>3260</text:p>
          </table:table-cell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51" calcext:value-type="float">
            <text:p>28199,9951</text:p>
          </table:table-cell>
          <table:table-cell office:value-type="float" office:value="3277" calcext:value-type="float">
            <text:p>327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2124" calcext:value-type="float">
            <text:p>28300,02124</text:p>
          </table:table-cell>
          <table:table-cell office:value-type="float" office:value="3267" calcext:value-type="float">
            <text:p>326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84" calcext:value-type="float">
            <text:p>28399,9984</text:p>
          </table:table-cell>
          <table:table-cell office:value-type="float" office:value="3233" calcext:value-type="float">
            <text:p>3233</text:p>
          </table:table-cell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0742" calcext:value-type="float">
            <text:p>28500,00742</text:p>
          </table:table-cell>
          <table:table-cell office:value-type="float" office:value="3216" calcext:value-type="float">
            <text:p>3216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382" calcext:value-type="float">
            <text:p>28600,0382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6154" calcext:value-type="float">
            <text:p>28700,06154</text:p>
          </table:table-cell>
          <table:table-cell office:value-type="float" office:value="3257" calcext:value-type="float">
            <text:p>3257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8888" calcext:value-type="float">
            <text:p>28799,98888</text:p>
          </table:table-cell>
          <table:table-cell office:value-type="float" office:value="3282" calcext:value-type="float">
            <text:p>328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8754" calcext:value-type="float">
            <text:p>28899,98754</text:p>
          </table:table-cell>
          <table:table-cell office:value-type="float" office:value="3274" calcext:value-type="float">
            <text:p>3274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9346" calcext:value-type="float">
            <text:p>28999,99346</text:p>
          </table:table-cell>
          <table:table-cell office:value-type="float" office:value="3276" calcext:value-type="float">
            <text:p>327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3268" calcext:value-type="float">
            <text:p>29100,03268</text:p>
          </table:table-cell>
          <table:table-cell office:value-type="float" office:value="3233" calcext:value-type="float">
            <text:p>3233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9174" calcext:value-type="float">
            <text:p>29199,99174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8828" calcext:value-type="float">
            <text:p>29299,98828</text:p>
          </table:table-cell>
          <table:table-cell office:value-type="float" office:value="3212" calcext:value-type="float">
            <text:p>3212</text:p>
          </table:table-cell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8816" calcext:value-type="float">
            <text:p>29399,98816</text:p>
          </table:table-cell>
          <table:table-cell office:value-type="float" office:value="3287" calcext:value-type="float">
            <text:p>328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9554" calcext:value-type="float">
            <text:p>29499,99554</text:p>
          </table:table-cell>
          <table:table-cell office:value-type="float" office:value="3269" calcext:value-type="float">
            <text:p>3269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847" calcext:value-type="float">
            <text:p>29599,9847</text:p>
          </table:table-cell>
          <table:table-cell office:value-type="float" office:value="3271" calcext:value-type="float">
            <text:p>327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1488" calcext:value-type="float">
            <text:p>29700,01488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8634" calcext:value-type="float">
            <text:p>29799,98634</text:p>
          </table:table-cell>
          <table:table-cell office:value-type="float" office:value="3247" calcext:value-type="float">
            <text:p>3247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9074" calcext:value-type="float">
            <text:p>29899,99074</text:p>
          </table:table-cell>
          <table:table-cell office:value-type="float" office:value="3208" calcext:value-type="float">
            <text:p>3208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1312" calcext:value-type="float">
            <text:p>30000,01312</text:p>
          </table:table-cell>
          <table:table-cell office:value-type="float" office:value="3269" calcext:value-type="float">
            <text:p>3269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9616" calcext:value-type="float">
            <text:p>30099,99616</text:p>
          </table:table-cell>
          <table:table-cell office:value-type="float" office:value="3270" calcext:value-type="float">
            <text:p>3270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0778" calcext:value-type="float">
            <text:p>30200,00778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9248" calcext:value-type="float">
            <text:p>30299,99248</text:p>
          </table:table-cell>
          <table:table-cell office:value-type="float" office:value="3275" calcext:value-type="float">
            <text:p>3275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3968" calcext:value-type="float">
            <text:p>30400,03968</text:p>
          </table:table-cell>
          <table:table-cell office:value-type="float" office:value="3274" calcext:value-type="float">
            <text:p>3274</text:p>
          </table:table-cell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162" calcext:value-type="float">
            <text:p>30500,0162</text:p>
          </table:table-cell>
          <table:table-cell office:value-type="float" office:value="3250" calcext:value-type="float">
            <text:p>3250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064" calcext:value-type="float">
            <text:p>30599,99064</text:p>
          </table:table-cell>
          <table:table-cell office:value-type="float" office:value="3233" calcext:value-type="float">
            <text:p>3233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1338" calcext:value-type="float">
            <text:p>30700,01338</text:p>
          </table:table-cell>
          <table:table-cell office:value-type="float" office:value="3257" calcext:value-type="float">
            <text:p>325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1786" calcext:value-type="float">
            <text:p>30800,01786</text:p>
          </table:table-cell>
          <table:table-cell office:value-type="float" office:value="3254" calcext:value-type="float">
            <text:p>325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3056" calcext:value-type="float">
            <text:p>30900,03056</text:p>
          </table:table-cell>
          <table:table-cell office:value-type="float" office:value="3273" calcext:value-type="float">
            <text:p>3273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9888" calcext:value-type="float">
            <text:p>30999,99888</text:p>
          </table:table-cell>
          <table:table-cell office:value-type="float" office:value="3271" calcext:value-type="float">
            <text:p>327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3324" calcext:value-type="float">
            <text:p>31100,03324</text:p>
          </table:table-cell>
          <table:table-cell office:value-type="float" office:value="3275" calcext:value-type="float">
            <text:p>3275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0808" calcext:value-type="float">
            <text:p>31200,00808</text:p>
          </table:table-cell>
          <table:table-cell office:value-type="float" office:value="3249" calcext:value-type="float">
            <text:p>3249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1494" calcext:value-type="float">
            <text:p>31300,01494</text:p>
          </table:table-cell>
          <table:table-cell office:value-type="float" office:value="3208" calcext:value-type="float">
            <text:p>3208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3996" calcext:value-type="float">
            <text:p>31400,03996</text:p>
          </table:table-cell>
          <table:table-cell office:value-type="float" office:value="3301" calcext:value-type="float">
            <text:p>330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1314" calcext:value-type="float">
            <text:p>31500,01314</text:p>
          </table:table-cell>
          <table:table-cell office:value-type="float" office:value="3267" calcext:value-type="float">
            <text:p>3267</text:p>
          </table:table-cell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600.04352" calcext:value-type="float">
            <text:p>31600,04352</text:p>
          </table:table-cell>
          <table:table-cell office:value-type="float" office:value="3282" calcext:value-type="float">
            <text:p>3282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8904" calcext:value-type="float">
            <text:p>31699,98904</text:p>
          </table:table-cell>
          <table:table-cell office:value-type="float" office:value="3301" calcext:value-type="float">
            <text:p>3301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501" calcext:value-type="float">
            <text:p>31800,0501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867" calcext:value-type="float">
            <text:p>31899,9867</text:p>
          </table:table-cell>
          <table:table-cell office:value-type="float" office:value="3251" calcext:value-type="float">
            <text:p>3251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915" calcext:value-type="float">
            <text:p>31999,9915</text:p>
          </table:table-cell>
          <table:table-cell office:value-type="float" office:value="3244" calcext:value-type="float">
            <text:p>324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245" calcext:value-type="float">
            <text:p>32100,0245</text:p>
          </table:table-cell>
          <table:table-cell office:value-type="float" office:value="3270" calcext:value-type="float">
            <text:p>327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9086" calcext:value-type="float">
            <text:p>32199,99086</text:p>
          </table:table-cell>
          <table:table-cell office:value-type="float" office:value="3263" calcext:value-type="float">
            <text:p>3263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1496" calcext:value-type="float">
            <text:p>32300,01496</text:p>
          </table:table-cell>
          <table:table-cell office:value-type="float" office:value="3291" calcext:value-type="float">
            <text:p>3291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9554" calcext:value-type="float">
            <text:p>32399,99554</text:p>
          </table:table-cell>
          <table:table-cell office:value-type="float" office:value="3271" calcext:value-type="float">
            <text:p>3271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9412" calcext:value-type="float">
            <text:p>32499,99412</text:p>
          </table:table-cell>
          <table:table-cell office:value-type="float" office:value="3259" calcext:value-type="float">
            <text:p>3259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2904" calcext:value-type="float">
            <text:p>32600,02904</text:p>
          </table:table-cell>
          <table:table-cell office:value-type="float" office:value="3250" calcext:value-type="float">
            <text:p>3250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2806" calcext:value-type="float">
            <text:p>32700,02806</text:p>
          </table:table-cell>
          <table:table-cell office:value-type="float" office:value="3212" calcext:value-type="float">
            <text:p>3212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1422" calcext:value-type="float">
            <text:p>32800,01422</text:p>
          </table:table-cell>
          <table:table-cell office:value-type="float" office:value="3276" calcext:value-type="float">
            <text:p>3276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8476" calcext:value-type="float">
            <text:p>32899,98476</text:p>
          </table:table-cell>
          <table:table-cell office:value-type="float" office:value="3269" calcext:value-type="float">
            <text:p>3269</text:p>
          </table:table-cell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0522" calcext:value-type="float">
            <text:p>33000,00522</text:p>
          </table:table-cell>
          <table:table-cell office:value-type="float" office:value="3305" calcext:value-type="float">
            <text:p>330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8524" calcext:value-type="float">
            <text:p>33099,98524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8424" calcext:value-type="float">
            <text:p>33199,98424</text:p>
          </table:table-cell>
          <table:table-cell office:value-type="float" office:value="3269" calcext:value-type="float">
            <text:p>3269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8968" calcext:value-type="float">
            <text:p>33299,98968</text:p>
          </table:table-cell>
          <table:table-cell office:value-type="float" office:value="3250" calcext:value-type="float">
            <text:p>325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8926" calcext:value-type="float">
            <text:p>33399,98926</text:p>
          </table:table-cell>
          <table:table-cell office:value-type="float" office:value="3237" calcext:value-type="float">
            <text:p>323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0706" calcext:value-type="float">
            <text:p>33500,00706</text:p>
          </table:table-cell>
          <table:table-cell office:value-type="float" office:value="3268" calcext:value-type="float">
            <text:p>3268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862" calcext:value-type="float">
            <text:p>33599,9862</text:p>
          </table:table-cell>
          <table:table-cell office:value-type="float" office:value="3266" calcext:value-type="float">
            <text:p>3266</text:p>
          </table:table-cell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9194" calcext:value-type="float">
            <text:p>33699,99194</text:p>
          </table:table-cell>
          <table:table-cell office:value-type="float" office:value="3247" calcext:value-type="float">
            <text:p>3247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7214" calcext:value-type="float">
            <text:p>33800,07214</text:p>
          </table:table-cell>
          <table:table-cell office:value-type="float" office:value="3274" calcext:value-type="float">
            <text:p>327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9204" calcext:value-type="float">
            <text:p>33899,99204</text:p>
          </table:table-cell>
          <table:table-cell office:value-type="float" office:value="3242" calcext:value-type="float">
            <text:p>3242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9316" calcext:value-type="float">
            <text:p>33999,99316</text:p>
          </table:table-cell>
          <table:table-cell office:value-type="float" office:value="3250" calcext:value-type="float">
            <text:p>3250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8486" calcext:value-type="float">
            <text:p>34099,98486</text:p>
          </table:table-cell>
          <table:table-cell office:value-type="float" office:value="3223" calcext:value-type="float">
            <text:p>3223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307" calcext:value-type="float">
            <text:p>34200,0307</text:p>
          </table:table-cell>
          <table:table-cell office:value-type="float" office:value="3276" calcext:value-type="float">
            <text:p>327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835" calcext:value-type="float">
            <text:p>34299,9835</text:p>
          </table:table-cell>
          <table:table-cell office:value-type="float" office:value="3265" calcext:value-type="float">
            <text:p>3265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2872" calcext:value-type="float">
            <text:p>34400,02872</text:p>
          </table:table-cell>
          <table:table-cell office:value-type="float" office:value="3308" calcext:value-type="float">
            <text:p>3308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8648" calcext:value-type="float">
            <text:p>34499,98648</text:p>
          </table:table-cell>
          <table:table-cell office:value-type="float" office:value="3278" calcext:value-type="float">
            <text:p>3278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9386" calcext:value-type="float">
            <text:p>34599,99386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8076" calcext:value-type="float">
            <text:p>34699,98076</text:p>
          </table:table-cell>
          <table:table-cell office:value-type="float" office:value="3247" calcext:value-type="float">
            <text:p>3247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8152" calcext:value-type="float">
            <text:p>34799,98152</text:p>
          </table:table-cell>
          <table:table-cell office:value-type="float" office:value="3248" calcext:value-type="float">
            <text:p>324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9404" calcext:value-type="float">
            <text:p>34899,99404</text:p>
          </table:table-cell>
          <table:table-cell office:value-type="float" office:value="3265" calcext:value-type="float">
            <text:p>3265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3266" calcext:value-type="float">
            <text:p>35000,03266</text:p>
          </table:table-cell>
          <table:table-cell office:value-type="float" office:value="3267" calcext:value-type="float">
            <text:p>3267</text:p>
          </table:table-cell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146" calcext:value-type="float">
            <text:p>35099,99146</text:p>
          </table:table-cell>
          <table:table-cell office:value-type="float" office:value="3282" calcext:value-type="float">
            <text:p>3282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62" calcext:value-type="float">
            <text:p>35199,9862</text:p>
          </table:table-cell>
          <table:table-cell office:value-type="float" office:value="3250" calcext:value-type="float">
            <text:p>3250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9412" calcext:value-type="float">
            <text:p>35299,99412</text:p>
          </table:table-cell>
          <table:table-cell office:value-type="float" office:value="3258" calcext:value-type="float">
            <text:p>3258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047" calcext:value-type="float">
            <text:p>35400,0047</text:p>
          </table:table-cell>
          <table:table-cell office:value-type="float" office:value="3244" calcext:value-type="float">
            <text:p>324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672" calcext:value-type="float">
            <text:p>35499,99672</text:p>
          </table:table-cell>
          <table:table-cell office:value-type="float" office:value="3219" calcext:value-type="float">
            <text:p>3219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9456" calcext:value-type="float">
            <text:p>35599,99456</text:p>
          </table:table-cell>
          <table:table-cell office:value-type="float" office:value="3276" calcext:value-type="float">
            <text:p>327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483" calcext:value-type="float">
            <text:p>35700,0483</text:p>
          </table:table-cell>
          <table:table-cell office:value-type="float" office:value="3271" calcext:value-type="float">
            <text:p>3271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9076" calcext:value-type="float">
            <text:p>35799,99076</text:p>
          </table:table-cell>
          <table:table-cell office:value-type="float" office:value="3282" calcext:value-type="float">
            <text:p>3282</text:p>
          </table:table-cell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549" calcext:value-type="float">
            <text:p>35900,0549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9838" calcext:value-type="float">
            <text:p>35999,99838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2196" calcext:value-type="float">
            <text:p>36100,02196</text:p>
          </table:table-cell>
          <table:table-cell office:value-type="float" office:value="3278" calcext:value-type="float">
            <text:p>327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8562" calcext:value-type="float">
            <text:p>36199,98562</text:p>
          </table:table-cell>
          <table:table-cell office:value-type="float" office:value="3231" calcext:value-type="float">
            <text:p>3231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8848" calcext:value-type="float">
            <text:p>36299,98848</text:p>
          </table:table-cell>
          <table:table-cell office:value-type="float" office:value="3298" calcext:value-type="float">
            <text:p>3298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16" calcext:value-type="float">
            <text:p>36400,016</text:p>
          </table:table-cell>
          <table:table-cell office:value-type="float" office:value="3270" calcext:value-type="float">
            <text:p>3270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632" calcext:value-type="float">
            <text:p>36500,0632</text:p>
          </table:table-cell>
          <table:table-cell office:value-type="float" office:value="3275" calcext:value-type="float">
            <text:p>3275</text:p>
          </table:table-cell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1288" calcext:value-type="float">
            <text:p>36600,01288</text:p>
          </table:table-cell>
          <table:table-cell office:value-type="float" office:value="3282" calcext:value-type="float">
            <text:p>3282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9252" calcext:value-type="float">
            <text:p>36699,99252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2418" calcext:value-type="float">
            <text:p>36800,02418</text:p>
          </table:table-cell>
          <table:table-cell office:value-type="float" office:value="3250" calcext:value-type="float">
            <text:p>3250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289" calcext:value-type="float">
            <text:p>36900,0289</text:p>
          </table:table-cell>
          <table:table-cell office:value-type="float" office:value="3244" calcext:value-type="float">
            <text:p>3244</text:p>
          </table:table-cell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9718" calcext:value-type="float">
            <text:p>36999,99718</text:p>
          </table:table-cell>
          <table:table-cell office:value-type="float" office:value="3270" calcext:value-type="float">
            <text:p>3270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0574" calcext:value-type="float">
            <text:p>37100,00574</text:p>
          </table:table-cell>
          <table:table-cell office:value-type="float" office:value="3248" calcext:value-type="float">
            <text:p>3248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922" calcext:value-type="float">
            <text:p>37199,9922</text:p>
          </table:table-cell>
          <table:table-cell office:value-type="float" office:value="3274" calcext:value-type="float">
            <text:p>3274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5104" calcext:value-type="float">
            <text:p>37300,05104</text:p>
          </table:table-cell>
          <table:table-cell office:value-type="float" office:value="3278" calcext:value-type="float">
            <text:p>3278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9054" calcext:value-type="float">
            <text:p>37399,99054</text:p>
          </table:table-cell>
          <table:table-cell office:value-type="float" office:value="3270" calcext:value-type="float">
            <text:p>3270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8496" calcext:value-type="float">
            <text:p>37499,98496</text:p>
          </table:table-cell>
          <table:table-cell office:value-type="float" office:value="3270" calcext:value-type="float">
            <text:p>3270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1546" calcext:value-type="float">
            <text:p>37600,01546</text:p>
          </table:table-cell>
          <table:table-cell office:value-type="float" office:value="3263" calcext:value-type="float">
            <text:p>3263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3864" calcext:value-type="float">
            <text:p>37700,03864</text:p>
          </table:table-cell>
          <table:table-cell office:value-type="float" office:value="3306" calcext:value-type="float">
            <text:p>330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166" calcext:value-type="float">
            <text:p>37800,0166</text:p>
          </table:table-cell>
          <table:table-cell office:value-type="float" office:value="3270" calcext:value-type="float">
            <text:p>3270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2938" calcext:value-type="float">
            <text:p>37900,02938</text:p>
          </table:table-cell>
          <table:table-cell office:value-type="float" office:value="3276" calcext:value-type="float">
            <text:p>3276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0592" calcext:value-type="float">
            <text:p>38000,00592</text:p>
          </table:table-cell>
          <table:table-cell office:value-type="float" office:value="3275" calcext:value-type="float">
            <text:p>3275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9204" calcext:value-type="float">
            <text:p>38099,99204</text:p>
          </table:table-cell>
          <table:table-cell office:value-type="float" office:value="3190" calcext:value-type="float">
            <text:p>3190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8904" calcext:value-type="float">
            <text:p>38199,98904</text:p>
          </table:table-cell>
          <table:table-cell office:value-type="float" office:value="3221" calcext:value-type="float">
            <text:p>3221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300.00142" calcext:value-type="float">
            <text:p>38300,00142</text:p>
          </table:table-cell>
          <table:table-cell office:value-type="float" office:value="3279" calcext:value-type="float">
            <text:p>3279</text:p>
          </table:table-cell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8136" calcext:value-type="float">
            <text:p>38399,98136</text:p>
          </table:table-cell>
          <table:table-cell office:value-type="float" office:value="3266" calcext:value-type="float">
            <text:p>326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2944" calcext:value-type="float">
            <text:p>38500,02944</text:p>
          </table:table-cell>
          <table:table-cell office:value-type="float" office:value="3274" calcext:value-type="float">
            <text:p>3274</text:p>
          </table:table-cell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3512" calcext:value-type="float">
            <text:p>38600,03512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8676" calcext:value-type="float">
            <text:p>38699,98676</text:p>
          </table:table-cell>
          <table:table-cell office:value-type="float" office:value="3276" calcext:value-type="float">
            <text:p>3276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929" calcext:value-type="float">
            <text:p>38799,9929</text:p>
          </table:table-cell>
          <table:table-cell office:value-type="float" office:value="3276" calcext:value-type="float">
            <text:p>327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3084" calcext:value-type="float">
            <text:p>38900,03084</text:p>
          </table:table-cell>
          <table:table-cell office:value-type="float" office:value="3293" calcext:value-type="float">
            <text:p>3293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9046" calcext:value-type="float">
            <text:p>38999,99046</text:p>
          </table:table-cell>
          <table:table-cell office:value-type="float" office:value="3270" calcext:value-type="float">
            <text:p>3270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829" calcext:value-type="float">
            <text:p>39099,9829</text:p>
          </table:table-cell>
          <table:table-cell office:value-type="float" office:value="3276" calcext:value-type="float">
            <text:p>3276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0656" calcext:value-type="float">
            <text:p>39200,00656</text:p>
          </table:table-cell>
          <table:table-cell office:value-type="float" office:value="3273" calcext:value-type="float">
            <text:p>3273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938" calcext:value-type="float">
            <text:p>39299,9938</text:p>
          </table:table-cell>
          <table:table-cell office:value-type="float" office:value="3275" calcext:value-type="float">
            <text:p>3275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8564" calcext:value-type="float">
            <text:p>39399,98564</text:p>
          </table:table-cell>
          <table:table-cell office:value-type="float" office:value="3275" calcext:value-type="float">
            <text:p>3275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159" calcext:value-type="float">
            <text:p>39500,0159</text:p>
          </table:table-cell>
          <table:table-cell office:value-type="float" office:value="3178" calcext:value-type="float">
            <text:p>3178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8474" calcext:value-type="float">
            <text:p>39599,98474</text:p>
          </table:table-cell>
          <table:table-cell office:value-type="float" office:value="3238" calcext:value-type="float">
            <text:p>3238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700.03386" calcext:value-type="float">
            <text:p>39700,03386</text:p>
          </table:table-cell>
          <table:table-cell office:value-type="float" office:value="3267" calcext:value-type="float">
            <text:p>3267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8798" calcext:value-type="float">
            <text:p>39799,98798</text:p>
          </table:table-cell>
          <table:table-cell office:value-type="float" office:value="3285" calcext:value-type="float">
            <text:p>3285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86" calcext:value-type="float">
            <text:p>39899,986</text:p>
          </table:table-cell>
          <table:table-cell office:value-type="float" office:value="3274" calcext:value-type="float">
            <text:p>327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3828" calcext:value-type="float">
            <text:p>40000,03828</text:p>
          </table:table-cell>
          <table:table-cell office:value-type="float" office:value="3275" calcext:value-type="float">
            <text:p>3275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9878" calcext:value-type="float">
            <text:p>40099,99878</text:p>
          </table:table-cell>
          <table:table-cell office:value-type="float" office:value="3276" calcext:value-type="float">
            <text:p>3276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862" calcext:value-type="float">
            <text:p>40199,9862</text:p>
          </table:table-cell>
          <table:table-cell office:value-type="float" office:value="3276" calcext:value-type="float">
            <text:p>3276</text:p>
          </table:table-cell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8608" calcext:value-type="float">
            <text:p>40299,98608</text:p>
          </table:table-cell>
          <table:table-cell office:value-type="float" office:value="3276" calcext:value-type="float">
            <text:p>3276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1312" calcext:value-type="float">
            <text:p>40400,01312</text:p>
          </table:table-cell>
          <table:table-cell office:value-type="float" office:value="3268" calcext:value-type="float">
            <text:p>3268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3844" calcext:value-type="float">
            <text:p>40500,03844</text:p>
          </table:table-cell>
          <table:table-cell office:value-type="float" office:value="3302" calcext:value-type="float">
            <text:p>3302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8462" calcext:value-type="float">
            <text:p>40599,98462</text:p>
          </table:table-cell>
          <table:table-cell office:value-type="float" office:value="3299" calcext:value-type="float">
            <text:p>3299</text:p>
          </table:table-cell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355" calcext:value-type="float">
            <text:p>40700,0355</text:p>
          </table:table-cell>
          <table:table-cell office:value-type="float" office:value="3276" calcext:value-type="float">
            <text:p>3276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83" calcext:value-type="float">
            <text:p>40800,083</text:p>
          </table:table-cell>
          <table:table-cell office:value-type="float" office:value="3258" calcext:value-type="float">
            <text:p>3258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889" calcext:value-type="float">
            <text:p>40899,9889</text:p>
          </table:table-cell>
          <table:table-cell office:value-type="float" office:value="3187" calcext:value-type="float">
            <text:p>3187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9922" calcext:value-type="float">
            <text:p>40999,99922</text:p>
          </table:table-cell>
          <table:table-cell office:value-type="float" office:value="3248" calcext:value-type="float">
            <text:p>3248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8994" calcext:value-type="float">
            <text:p>41099,98994</text:p>
          </table:table-cell>
          <table:table-cell office:value-type="float" office:value="3269" calcext:value-type="float">
            <text:p>3269</text:p>
          </table:table-cell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1608" calcext:value-type="float">
            <text:p>41200,01608</text:p>
          </table:table-cell>
          <table:table-cell office:value-type="float" office:value="3295" calcext:value-type="float">
            <text:p>3295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86" calcext:value-type="float">
            <text:p>41299,986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9154" calcext:value-type="float">
            <text:p>41399,99154</text:p>
          </table:table-cell>
          <table:table-cell office:value-type="float" office:value="3276" calcext:value-type="float">
            <text:p>3276</text:p>
          </table:table-cell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879" calcext:value-type="float">
            <text:p>41499,9879</text:p>
          </table:table-cell>
          <table:table-cell office:value-type="float" office:value="3276" calcext:value-type="float">
            <text:p>3276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4182" calcext:value-type="float">
            <text:p>41600,04182</text:p>
          </table:table-cell>
          <table:table-cell office:value-type="float" office:value="3268" calcext:value-type="float">
            <text:p>3268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61" calcext:value-type="float">
            <text:p>41700,061</text:p>
          </table:table-cell>
          <table:table-cell office:value-type="float" office:value="3270" calcext:value-type="float">
            <text:p>3270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8382" calcext:value-type="float">
            <text:p>41799,98382</text:p>
          </table:table-cell>
          <table:table-cell office:value-type="float" office:value="3269" calcext:value-type="float">
            <text:p>3269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9084" calcext:value-type="float">
            <text:p>41899,99084</text:p>
          </table:table-cell>
          <table:table-cell office:value-type="float" office:value="3272" calcext:value-type="float">
            <text:p>3272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3004" calcext:value-type="float">
            <text:p>42000,03004</text:p>
          </table:table-cell>
          <table:table-cell office:value-type="float" office:value="3274" calcext:value-type="float">
            <text:p>3274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9016" calcext:value-type="float">
            <text:p>42099,99016</text:p>
          </table:table-cell>
          <table:table-cell office:value-type="float" office:value="3259" calcext:value-type="float">
            <text:p>3259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107" calcext:value-type="float">
            <text:p>42200,0107</text:p>
          </table:table-cell>
          <table:table-cell office:value-type="float" office:value="3242" calcext:value-type="float">
            <text:p>3242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8304" calcext:value-type="float">
            <text:p>42299,98304</text:p>
          </table:table-cell>
          <table:table-cell office:value-type="float" office:value="3225" calcext:value-type="float">
            <text:p>3225</text:p>
          </table:table-cell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8814" calcext:value-type="float">
            <text:p>42399,98814</text:p>
          </table:table-cell>
          <table:table-cell office:value-type="float" office:value="3244" calcext:value-type="float">
            <text:p>3244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3" calcext:value-type="float">
            <text:p>42500,03</text:p>
          </table:table-cell>
          <table:table-cell office:value-type="float" office:value="3265" calcext:value-type="float">
            <text:p>3265</text:p>
          </table:table-cell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9008" calcext:value-type="float">
            <text:p>42599,99008</text:p>
          </table:table-cell>
          <table:table-cell office:value-type="float" office:value="3278" calcext:value-type="float">
            <text:p>3278</text:p>
          </table:table-cell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1302" calcext:value-type="float">
            <text:p>42700,01302</text:p>
          </table:table-cell>
          <table:table-cell office:value-type="float" office:value="3276" calcext:value-type="float">
            <text:p>3276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9472" calcext:value-type="float">
            <text:p>42799,99472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9094" calcext:value-type="float">
            <text:p>42899,99094</text:p>
          </table:table-cell>
          <table:table-cell office:value-type="float" office:value="3274" calcext:value-type="float">
            <text:p>3274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9058" calcext:value-type="float">
            <text:p>42999,99058</text:p>
          </table:table-cell>
          <table:table-cell office:value-type="float" office:value="3267" calcext:value-type="float">
            <text:p>3267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1802" calcext:value-type="float">
            <text:p>43100,01802</text:p>
          </table:table-cell>
          <table:table-cell office:value-type="float" office:value="3277" calcext:value-type="float">
            <text:p>327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3598" calcext:value-type="float">
            <text:p>43200,03598</text:p>
          </table:table-cell>
          <table:table-cell office:value-type="float" office:value="3271" calcext:value-type="float">
            <text:p>3271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8544" calcext:value-type="float">
            <text:p>43299,98544</text:p>
          </table:table-cell>
          <table:table-cell office:value-type="float" office:value="3274" calcext:value-type="float">
            <text:p>3274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8534" calcext:value-type="float">
            <text:p>43399,98534</text:p>
          </table:table-cell>
          <table:table-cell office:value-type="float" office:value="3251" calcext:value-type="float">
            <text:p>3251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8836" calcext:value-type="float">
            <text:p>43499,98836</text:p>
          </table:table-cell>
          <table:table-cell office:value-type="float" office:value="3249" calcext:value-type="float">
            <text:p>3249</text:p>
          </table:table-cell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600.02022" calcext:value-type="float">
            <text:p>43600,02022</text:p>
          </table:table-cell>
          <table:table-cell office:value-type="float" office:value="3216" calcext:value-type="float">
            <text:p>321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8792" calcext:value-type="float">
            <text:p>43699,98792</text:p>
          </table:table-cell>
          <table:table-cell office:value-type="float" office:value="3248" calcext:value-type="float">
            <text:p>3248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800.04844" calcext:value-type="float">
            <text:p>43800,04844</text:p>
          </table:table-cell>
          <table:table-cell office:value-type="float" office:value="3240" calcext:value-type="float">
            <text:p>3240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7858" calcext:value-type="float">
            <text:p>43900,07858</text:p>
          </table:table-cell>
          <table:table-cell office:value-type="float" office:value="3272" calcext:value-type="float">
            <text:p>3272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000.03894" calcext:value-type="float">
            <text:p>44000,03894</text:p>
          </table:table-cell>
          <table:table-cell office:value-type="float" office:value="3277" calcext:value-type="float">
            <text:p>327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0884" calcext:value-type="float">
            <text:p>44100,00884</text:p>
          </table:table-cell>
          <table:table-cell office:value-type="float" office:value="3276" calcext:value-type="float">
            <text:p>327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9056" calcext:value-type="float">
            <text:p>44199,99056</text:p>
          </table:table-cell>
          <table:table-cell office:value-type="float" office:value="3277" calcext:value-type="float">
            <text:p>3277</text:p>
          </table:table-cell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0176" calcext:value-type="float">
            <text:p>44300,00176</text:p>
          </table:table-cell>
          <table:table-cell office:value-type="float" office:value="3251" calcext:value-type="float">
            <text:p>3251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9194" calcext:value-type="float">
            <text:p>44399,99194</text:p>
          </table:table-cell>
          <table:table-cell office:value-type="float" office:value="3276" calcext:value-type="float">
            <text:p>3276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8938" calcext:value-type="float">
            <text:p>44499,98938</text:p>
          </table:table-cell>
          <table:table-cell office:value-type="float" office:value="3270" calcext:value-type="float">
            <text:p>3270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1724" calcext:value-type="float">
            <text:p>44600,01724</text:p>
          </table:table-cell>
          <table:table-cell office:value-type="float" office:value="3271" calcext:value-type="float">
            <text:p>3271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21" calcext:value-type="float">
            <text:p>44700,021</text:p>
          </table:table-cell>
          <table:table-cell office:value-type="float" office:value="3280" calcext:value-type="float">
            <text:p>328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800.0053" calcext:value-type="float">
            <text:p>44800,0053</text:p>
          </table:table-cell>
          <table:table-cell office:value-type="float" office:value="3250" calcext:value-type="float">
            <text:p>3250</text:p>
          </table:table-cell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369" calcext:value-type="float">
            <text:p>44900,0369</text:p>
          </table:table-cell>
          <table:table-cell office:value-type="float" office:value="3259" calcext:value-type="float">
            <text:p>3259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861" calcext:value-type="float">
            <text:p>44999,9861</text:p>
          </table:table-cell>
          <table:table-cell office:value-type="float" office:value="3167" calcext:value-type="float">
            <text:p>3167</text:p>
          </table:table-cell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8858" calcext:value-type="float">
            <text:p>45099,98858</text:p>
          </table:table-cell>
          <table:table-cell office:value-type="float" office:value="3257" calcext:value-type="float">
            <text:p>3257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9626" calcext:value-type="float">
            <text:p>45199,99626</text:p>
          </table:table-cell>
          <table:table-cell office:value-type="float" office:value="3247" calcext:value-type="float">
            <text:p>3247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300.03496" calcext:value-type="float">
            <text:p>45300,03496</text:p>
          </table:table-cell>
          <table:table-cell office:value-type="float" office:value="3274" calcext:value-type="float">
            <text:p>3274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8994" calcext:value-type="float">
            <text:p>45399,98994</text:p>
          </table:table-cell>
          <table:table-cell office:value-type="float" office:value="3273" calcext:value-type="float">
            <text:p>3273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2844" calcext:value-type="float">
            <text:p>45500,02844</text:p>
          </table:table-cell>
          <table:table-cell office:value-type="float" office:value="3276" calcext:value-type="float">
            <text:p>3276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1502" calcext:value-type="float">
            <text:p>45600,01502</text:p>
          </table:table-cell>
          <table:table-cell office:value-type="float" office:value="3250" calcext:value-type="float">
            <text:p>3250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700.0565" calcext:value-type="float">
            <text:p>45700,0565</text:p>
          </table:table-cell>
          <table:table-cell office:value-type="float" office:value="3268" calcext:value-type="float">
            <text:p>3268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99.988" calcext:value-type="float">
            <text:p>45799,988</text:p>
          </table:table-cell>
          <table:table-cell office:value-type="float" office:value="3298" calcext:value-type="float">
            <text:p>3298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9744" calcext:value-type="float">
            <text:p>45899,99744</text:p>
          </table:table-cell>
          <table:table-cell office:value-type="float" office:value="3269" calcext:value-type="float">
            <text:p>3269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8546" calcext:value-type="float">
            <text:p>45999,98546</text:p>
          </table:table-cell>
          <table:table-cell office:value-type="float" office:value="3274" calcext:value-type="float">
            <text:p>3274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873" calcext:value-type="float">
            <text:p>46099,9873</text:p>
          </table:table-cell>
          <table:table-cell office:value-type="float" office:value="3282" calcext:value-type="float">
            <text:p>3282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4006" calcext:value-type="float">
            <text:p>46200,04006</text:p>
          </table:table-cell>
          <table:table-cell office:value-type="float" office:value="3275" calcext:value-type="float">
            <text:p>3275</text:p>
          </table:table-cell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2974" calcext:value-type="float">
            <text:p>46300,02974</text:p>
          </table:table-cell>
          <table:table-cell office:value-type="float" office:value="3233" calcext:value-type="float">
            <text:p>3233</text:p>
          </table:table-cell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400.01058" calcext:value-type="float">
            <text:p>46400,01058</text:p>
          </table:table-cell>
          <table:table-cell office:value-type="float" office:value="3180" calcext:value-type="float">
            <text:p>3180</text:p>
          </table:table-cell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8934" calcext:value-type="float">
            <text:p>46499,98934</text:p>
          </table:table-cell>
          <table:table-cell office:value-type="float" office:value="3270" calcext:value-type="float">
            <text:p>3270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600.01018" calcext:value-type="float">
            <text:p>46600,01018</text:p>
          </table:table-cell>
          <table:table-cell office:value-type="float" office:value="3260" calcext:value-type="float">
            <text:p>3260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00.0522" calcext:value-type="float">
            <text:p>46700,0522</text:p>
          </table:table-cell>
          <table:table-cell office:value-type="float" office:value="3276" calcext:value-type="float">
            <text:p>3276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2064" calcext:value-type="float">
            <text:p>46800,02064</text:p>
          </table:table-cell>
          <table:table-cell office:value-type="float" office:value="3274" calcext:value-type="float">
            <text:p>3274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900.00996" calcext:value-type="float">
            <text:p>46900,00996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99.98794" calcext:value-type="float">
            <text:p>46999,98794</text:p>
          </table:table-cell>
          <table:table-cell office:value-type="float" office:value="3276" calcext:value-type="float">
            <text:p>3276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8804" calcext:value-type="float">
            <text:p>47099,98804</text:p>
          </table:table-cell>
          <table:table-cell office:value-type="float" office:value="3276" calcext:value-type="float">
            <text:p>3276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9258" calcext:value-type="float">
            <text:p>47199,99258</text:p>
          </table:table-cell>
          <table:table-cell office:value-type="float" office:value="3276" calcext:value-type="float">
            <text:p>3276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99.98904" calcext:value-type="float">
            <text:p>47299,98904</text:p>
          </table:table-cell>
          <table:table-cell office:value-type="float" office:value="3274" calcext:value-type="float">
            <text:p>327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8488" calcext:value-type="float">
            <text:p>47399,98488</text:p>
          </table:table-cell>
          <table:table-cell office:value-type="float" office:value="3275" calcext:value-type="float">
            <text:p>3275</text:p>
          </table:table-cell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227" calcext:value-type="float">
            <text:p>47500,0227</text:p>
          </table:table-cell>
          <table:table-cell office:value-type="float" office:value="3300" calcext:value-type="float">
            <text:p>3300</text:p>
          </table:table-cell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9332" calcext:value-type="float">
            <text:p>47599,99332</text:p>
          </table:table-cell>
          <table:table-cell office:value-type="float" office:value="3276" calcext:value-type="float">
            <text:p>3276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853" calcext:value-type="float">
            <text:p>47699,9853</text:p>
          </table:table-cell>
          <table:table-cell office:value-type="float" office:value="3244" calcext:value-type="float">
            <text:p>324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800.04592" calcext:value-type="float">
            <text:p>47800,04592</text:p>
          </table:table-cell>
          <table:table-cell office:value-type="float" office:value="3154" calcext:value-type="float">
            <text:p>3154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900.00354" calcext:value-type="float">
            <text:p>47900,00354</text:p>
          </table:table-cell>
          <table:table-cell office:value-type="float" office:value="3269" calcext:value-type="float">
            <text:p>3269</text:p>
          </table:table-cell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931" calcext:value-type="float">
            <text:p>47999,9931</text:p>
          </table:table-cell>
          <table:table-cell office:value-type="float" office:value="3263" calcext:value-type="float">
            <text:p>3263</text:p>
          </table:table-cell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9" calcext:value-type="float">
            <text:p>48099,99</text:p>
          </table:table-cell>
          <table:table-cell office:value-type="float" office:value="3301" calcext:value-type="float">
            <text:p>3301</text:p>
          </table:table-cell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9448" calcext:value-type="float">
            <text:p>48199,99448</text:p>
          </table:table-cell>
          <table:table-cell office:value-type="float" office:value="3249" calcext:value-type="float">
            <text:p>3249</text:p>
          </table:table-cell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300.07068" calcext:value-type="float">
            <text:p>48300,07068</text:p>
          </table:table-cell>
          <table:table-cell office:value-type="float" office:value="3277" calcext:value-type="float">
            <text:p>327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9148" calcext:value-type="float">
            <text:p>48399,99148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500.00222" calcext:value-type="float">
            <text:p>48500,00222</text:p>
          </table:table-cell>
          <table:table-cell office:value-type="float" office:value="3276" calcext:value-type="float">
            <text:p>3276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8994" calcext:value-type="float">
            <text:p>48599,98994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700.01578" calcext:value-type="float">
            <text:p>48700,01578</text:p>
          </table:table-cell>
          <table:table-cell office:value-type="float" office:value="3298" calcext:value-type="float">
            <text:p>3298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800.03966" calcext:value-type="float">
            <text:p>48800,03966</text:p>
          </table:table-cell>
          <table:table-cell office:value-type="float" office:value="3276" calcext:value-type="float">
            <text:p>3276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99.98832" calcext:value-type="float">
            <text:p>48899,98832</text:p>
          </table:table-cell>
          <table:table-cell office:value-type="float" office:value="3275" calcext:value-type="float">
            <text:p>3275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7888" calcext:value-type="float">
            <text:p>48999,97888</text:p>
          </table:table-cell>
          <table:table-cell office:value-type="float" office:value="3261" calcext:value-type="float">
            <text:p>3261</text:p>
          </table:table-cell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100.0033" calcext:value-type="float">
            <text:p>49100,0033</text:p>
          </table:table-cell>
          <table:table-cell office:value-type="float" office:value="3244" calcext:value-type="float">
            <text:p>3244</text:p>
          </table:table-cell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8956" calcext:value-type="float">
            <text:p>49199,98956</text:p>
          </table:table-cell>
          <table:table-cell office:value-type="float" office:value="3167" calcext:value-type="float">
            <text:p>3167</text:p>
          </table:table-cell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300.04284" calcext:value-type="float">
            <text:p>49300,04284</text:p>
          </table:table-cell>
          <table:table-cell office:value-type="float" office:value="3261" calcext:value-type="float">
            <text:p>3261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400.02662" calcext:value-type="float">
            <text:p>49400,02662</text:p>
          </table:table-cell>
          <table:table-cell office:value-type="float" office:value="3266" calcext:value-type="float">
            <text:p>3266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00.01266" calcext:value-type="float">
            <text:p>49500,01266</text:p>
          </table:table-cell>
          <table:table-cell office:value-type="float" office:value="3274" calcext:value-type="float">
            <text:p>3274</text:p>
          </table:table-cell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7328" calcext:value-type="float">
            <text:p>49599,97328</text:p>
          </table:table-cell>
          <table:table-cell office:value-type="float" office:value="3273" calcext:value-type="float">
            <text:p>3273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894" calcext:value-type="float">
            <text:p>49699,9894</text:p>
          </table:table-cell>
          <table:table-cell office:value-type="float" office:value="3301" calcext:value-type="float">
            <text:p>3301</text:p>
          </table:table-cell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99.9875" calcext:value-type="float">
            <text:p>49799,9875</text:p>
          </table:table-cell>
          <table:table-cell office:value-type="float" office:value="3276" calcext:value-type="float">
            <text:p>3276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96" calcext:value-type="float">
            <text:p>49899,996</text:p>
          </table:table-cell>
          <table:table-cell office:value-type="float" office:value="3244" calcext:value-type="float">
            <text:p>3244</text:p>
          </table:table-cell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.00174" calcext:value-type="float">
            <text:p>50000,00174</text:p>
          </table:table-cell>
          <table:table-cell office:value-type="float" office:value="3270" calcext:value-type="float">
            <text:p>3270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100.03974" calcext:value-type="float">
            <text:p>50100,03974</text:p>
          </table:table-cell>
          <table:table-cell office:value-type="float" office:value="3272" calcext:value-type="float">
            <text:p>3272</text:p>
          </table:table-cell>
          <table:table-cell office:value-type="float" office:value="1196" calcext:value-type="float">
            <text:p>1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6:50.212188183</dc:date>
    <meta:editing-duration>PT2M35S</meta:editing-duration>
    <meta:editing-cycles>1</meta:editing-cycles>
    <meta:document-statistic meta:table-count="1" meta:cell-count="1980" meta:object-count="0"/>
    <meta:generator>LibreOffice/5.1.6.2$Linux_X86_64 LibreOffice_project/10m0$Build-2</meta:generator>
  </office:meta>
</office:document-meta>
</file>